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cm" style:type="center"/>
          <style:tab-stop style:position="16.002cm" style:type="right"/>
        </style:tab-stops>
      </style:paragraph-properties>
    </style:style>
    <style:style style:name="P2" style:family="paragraph" style:parent-style-name="Footer">
      <loext:graphic-properties draw:fill="solid" draw:fill-color="#ffffff"/>
      <style:paragraph-properties fo:background-color="#ffffff">
        <style:tab-stops>
          <style:tab-stop style:position="16.002cm" style:type="right"/>
        </style:tab-stops>
      </style:paragraph-properties>
    </style:style>
    <style:style style:name="P3" style:family="paragraph" style:parent-style-name="Normal_20__28_Web_29_">
      <style:paragraph-properties fo:margin-left="0cm" fo:margin-right="1.75cm" fo:margin-top="0.494cm" fo:margin-bottom="0.21cm" style:contextual-spacing="false" fo:line-height="110%" fo:text-align="justify" style:justify-single-word="false" fo:text-indent="0cm" style:auto-text-indent="false"/>
    </style:style>
    <style:style style:name="P4" style:family="paragraph" style:parent-style-name="Normal_20__28_Web_29_">
      <style:paragraph-properties fo:margin-top="0cm" fo:margin-bottom="0cm" style:contextual-spacing="false"/>
      <style:text-properties fo:color="#000000" loext:opacity="100%" style:font-name="Arial" fo:font-size="10pt" fo:font-weight="bold" style:font-size-asian="10pt" style:font-weight-asian="bold" style:font-name-complex="Arial1" style:font-size-complex="10pt"/>
    </style:style>
    <style:style style:name="P5" style:family="paragraph" style:parent-style-name="Normal_20__28_Web_29_">
      <style:paragraph-properties fo:margin-top="0.494cm" fo:margin-bottom="0cm" style:contextual-spacing="false"/>
      <style:text-properties fo:color="#000000" loext:opacity="100%" style:font-name="Arial" fo:font-size="10pt" fo:font-weight="bold" style:font-size-asian="10pt" style:font-weight-asian="bold" style:font-name-complex="Arial1" style:font-size-complex="10pt"/>
    </style:style>
    <style:style style:name="P6" style:family="paragraph" style:parent-style-name="Normal_20__28_Web_29_">
      <style:paragraph-properties fo:margin-top="0.494cm" fo:margin-bottom="0cm" style:contextual-spacing="false"/>
      <style:text-properties fo:color="#000000" loext:opacity="100%" style:font-name="Arial" fo:font-size="10pt" fo:font-weight="bold" officeooo:paragraph-rsid="000bd5a6" style:font-size-asian="10pt" style:font-weight-asian="bold" style:font-name-complex="Arial1" style:font-size-complex="10pt"/>
    </style:style>
    <style:style style:name="P7" style:family="paragraph" style:parent-style-name="Normal_20__28_Web_29_">
      <style:paragraph-properties fo:margin-left="0cm" fo:margin-right="1.752cm" fo:margin-top="0cm" fo:margin-bottom="0.21cm" style:contextual-spacing="false" fo:text-align="justify" style:justify-single-word="false" fo:text-indent="0cm" style:auto-text-indent="false"/>
      <style:text-properties fo:color="#000000" loext:opacity="100%" style:font-name="Arial" fo:font-size="11pt" style:font-size-asian="11pt" style:font-name-complex="Arial1" style:font-size-complex="11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onsolas" fo:font-size="10pt" style:font-size-asian="10pt" style:font-name-complex="Consolas1" style:font-size-complex="10pt"/>
    </style:style>
    <style:style style:name="P9" style:family="paragraph" style:parent-style-name="Normal_20__28_Web_29_">
      <style:paragraph-properties fo:margin-top="0.494cm" fo:margin-bottom="0cm" style:contextual-spacing="false"/>
      <style:text-properties style:font-name="Arial" fo:font-weight="bold" style:font-weight-asian="bold" style:font-name-complex="Arial1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Arial" fo:font-weight="bold" style:font-weight-asian="bold" style:font-name-complex="Arial1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Arial" fo:font-weight="bold" officeooo:rsid="000a12f5" officeooo:paragraph-rsid="000a12f5" style:font-weight-asian="bold" style:font-name-complex="Arial1" style:font-weight-complex="bold"/>
    </style:style>
    <style:style style:name="P12" style:family="paragraph" style:parent-style-name="Standard">
      <style:text-properties style:font-name="Arial" fo:font-weight="bold" style:font-name-asian="Times New Roman1" style:language-asian="es" style:country-asian="ES" style:font-weight-asian="bold" style:font-name-complex="Arial1" style:font-weight-complex="bold"/>
    </style:style>
    <style:style style:name="P13" style:family="paragraph" style:parent-style-name="Standard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Consolas" fo:font-size="10pt" style:font-size-asian="10pt" style:font-name-complex="Consolas1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cccccc" loext:opacity="100%" style:font-name="Droid Sans Mono" fo:font-size="10.5pt" fo:font-weight="normal" officeooo:paragraph-rsid="000a12f5" fo:background-color="#1f1f1f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onsolas" fo:font-size="10pt" style:font-size-asian="10pt" style:font-name-complex="Consolas1" style:font-size-complex="10pt"/>
    </style:style>
    <style:style style:name="P18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/>
      <style:text-properties fo:color="#000000" loext:opacity="100%" style:font-name="Consolas" fo:font-size="10pt" style:font-size-asian="10pt" style:font-name-complex="Consolas1" style:font-size-complex="10pt"/>
    </style:style>
    <style:style style:name="P19" style:family="paragraph" style:parent-style-name="Standard">
      <style:paragraph-properties fo:margin-left="1.249cm" fo:margin-right="0cm" fo:text-indent="0cm" style:auto-text-indent="false"/>
      <style:text-properties fo:color="#000000" loext:opacity="100%" style:font-name="Consolas" fo:font-size="10pt" style:font-size-asian="10pt" style:font-name-complex="Consolas1" style:font-size-complex="10pt"/>
    </style:style>
    <style:style style:name="P2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/>
      <style:text-properties fo:color="#000000" loext:opacity="100%" style:font-name="Consolas" fo:font-size="10pt" fo:language="en" fo:country="GB" style:font-size-asian="10pt" style:font-name-complex="Consolas1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Arial" fo:font-weight="bold" style:font-weight-asian="bold" style:font-name-complex="Arial1" style:font-weight-complex="bold"/>
    </style:style>
    <style:style style:name="P22" style:family="paragraph" style:parent-style-name="Standard">
      <style:paragraph-properties fo:margin-top="0.423cm" fo:margin-bottom="0cm" style:contextual-spacing="false" fo:line-height="100%"/>
      <style:text-properties style:font-name="Arial" fo:font-weight="bold" style:font-weight-asian="bold" style:font-name-complex="Arial1" style:font-weight-complex="bold"/>
    </style:style>
    <style:style style:name="P23" style:family="paragraph" style:parent-style-name="Normal_20__28_Web_29_">
      <style:paragraph-properties fo:margin-top="0cm" fo:margin-bottom="0.423cm" style:contextual-spacing="false"/>
      <style:text-properties style:font-name="Arial" fo:font-weight="bold" style:font-weight-asian="bold" style:font-name-complex="Arial1" style:font-weight-complex="bold"/>
    </style:style>
    <style:style style:name="P24" style:family="paragraph" style:parent-style-name="Normal_20__28_Web_29_">
      <style:paragraph-properties fo:margin-top="0cm" fo:margin-bottom="0.423cm" style:contextual-spacing="false" fo:break-before="page"/>
      <style:text-properties style:font-name="Arial" fo:font-weight="bold" style:font-weight-asian="bold" style:font-name-complex="Arial1" style:font-weight-complex="bold"/>
    </style:style>
    <style:style style:name="P25" style:family="paragraph" style:parent-style-name="Normal_20__28_Web_29_">
      <style:paragraph-properties fo:margin-top="0cm" fo:margin-bottom="0.212cm" style:contextual-spacing="false"/>
      <style:text-properties style:font-name="Arial" fo:font-weight="bold" style:font-weight-asian="bold" style:font-name-complex="Arial1" style:font-weight-complex="bold"/>
    </style:style>
    <style:style style:name="P26" style:family="paragraph" style:parent-style-name="Normal_20__28_Web_29_">
      <style:paragraph-properties fo:margin-top="0.494cm" fo:margin-bottom="0cm" style:contextual-spacing="false"/>
      <style:text-properties style:font-name="Arial" fo:font-weight="bold" style:font-weight-asian="bold" style:font-name-complex="Arial1" style:font-weight-complex="bold"/>
    </style:style>
    <style:style style:name="P27" style:family="paragraph" style:parent-style-name="Normal_20__28_Web_29_">
      <style:paragraph-properties fo:margin-top="0.494cm" fo:margin-bottom="0.423cm" style:contextual-spacing="false" fo:text-align="justify" style:justify-single-word="false" fo:break-before="page"/>
      <style:text-properties style:font-name="Arial" fo:font-weight="bold" style:font-weight-asian="bold" style:font-name-complex="Arial1" style:font-weight-complex="bold"/>
    </style:style>
    <style:style style:name="P28" style:family="paragraph" style:parent-style-name="Normal_20__28_Web_29_" style:list-style-name="WWNum2">
      <style:paragraph-properties fo:margin-top="0.212cm" fo:margin-bottom="0.212cm" style:contextual-spacing="false" fo:line-height="115%" fo:text-align="justify" style:justify-single-word="false"/>
      <style:text-properties style:font-name="Arial" fo:font-size="11pt" style:font-size-asian="11pt" style:font-name-complex="Arial1" style:font-size-complex="11pt" style:font-weight-complex="bold"/>
    </style:style>
    <style:style style:name="P29" style:family="paragraph" style:parent-style-name="Normal_20__28_Web_29_" style:list-style-name="WWNum2">
      <style:paragraph-properties fo:margin-left="0.63cm" fo:margin-right="0cm" fo:margin-top="0cm" fo:margin-bottom="0.212cm" style:contextual-spacing="false" fo:line-height="110%" fo:text-align="justify" style:justify-single-word="false" fo:text-indent="-0.63cm" style:auto-text-indent="false"/>
      <style:text-properties style:font-name="Arial" fo:font-size="11pt" style:font-size-asian="11pt" style:font-name-complex="Arial1" style:font-size-complex="11pt" style:font-weight-complex="bold"/>
    </style:style>
    <style:style style:name="P30" style:family="paragraph" style:parent-style-name="Normal_20__28_Web_29_" style:list-style-name="WWNum2">
      <style:paragraph-properties fo:margin-left="0.63cm" fo:margin-right="1.752cm" fo:margin-top="0cm" fo:margin-bottom="0.212cm" style:contextual-spacing="false" fo:line-height="110%" fo:text-align="justify" style:justify-single-word="false" fo:text-indent="-0.63cm" style:auto-text-indent="false"/>
      <style:text-properties style:font-name="Arial" fo:font-size="11pt" style:font-size-asian="11pt" style:font-name-complex="Arial1" style:font-size-complex="11pt" style:font-weight-complex="bold"/>
    </style:style>
    <style:style style:name="P31" style:family="paragraph" style:parent-style-name="Normal_20__28_Web_29_">
      <style:paragraph-properties fo:margin-left="0cm" fo:margin-right="1.752cm" fo:margin-top="0cm" fo:margin-bottom="0.21cm" style:contextual-spacing="false" fo:text-align="justify" style:justify-single-word="false" fo:text-indent="0cm" style:auto-text-indent="false"/>
      <style:text-properties fo:color="#000000" loext:opacity="100%" style:font-name="Arial" fo:font-size="11pt" style:font-size-asian="11pt" style:font-name-complex="Arial1" style:font-size-complex="11pt"/>
    </style:style>
    <style:style style:name="P32" style:family="paragraph" style:parent-style-name="Normal_20__28_Web_29_">
      <style:paragraph-properties fo:margin-left="0cm" fo:margin-right="1.75cm" fo:margin-top="0.494cm" fo:margin-bottom="0.21cm" style:contextual-spacing="false" fo:line-height="110%" fo:text-align="justify" style:justify-single-word="false" fo:text-indent="0cm" style:auto-text-indent="false"/>
      <style:text-properties fo:color="#000000" loext:opacity="100%" style:font-name="Arial" fo:font-size="11pt" style:font-size-asian="11pt" style:font-name-complex="Arial1" style:font-size-complex="11pt"/>
    </style:style>
    <style:style style:name="P33" style:family="paragraph" style:parent-style-name="Normal_20__28_Web_29_">
      <style:paragraph-properties fo:margin-top="0.494cm" fo:margin-bottom="0cm" style:contextual-spacing="false"/>
      <style:text-properties fo:color="#000000" loext:opacity="100%" style:font-name="Arial" fo:font-size="10pt" fo:font-weight="bold" style:font-size-asian="10pt" style:font-weight-asian="bold" style:font-name-complex="Arial1" style:font-size-complex="10pt"/>
    </style:style>
    <style:style style:name="P34" style:family="paragraph" style:parent-style-name="Normal_20__28_Web_29_">
      <style:paragraph-properties fo:margin-left="0cm" fo:margin-right="1.752cm" fo:margin-top="0cm" fo:margin-bottom="0.21cm" style:contextual-spacing="false" fo:text-align="justify" style:justify-single-word="false" fo:text-indent="0cm" style:auto-text-indent="false"/>
      <style:text-properties fo:color="#000000" loext:opacity="100%" style:font-name="Consolas" fo:font-size="10pt" style:font-size-asian="10pt" style:font-name-complex="Consolas1" style:font-size-complex="10pt"/>
    </style:style>
    <style:style style:name="P35" style:family="paragraph" style:parent-style-name="Normal_20__28_Web_29_" style:list-style-name="WWNum2">
      <style:paragraph-properties fo:margin-left="0.63cm" fo:margin-right="1.752cm" fo:margin-top="0cm" fo:margin-bottom="0.212cm" style:contextual-spacing="false" fo:line-height="110%" fo:text-indent="-0.63cm" style:auto-text-indent="false"/>
    </style:style>
    <style:style style:name="T1" style:family="text">
      <style:text-properties fo:language="eu" fo:country="ES"/>
    </style:style>
    <style:style style:name="T2" style:family="text">
      <style:text-properties style:font-name="Arial" fo:font-size="11pt" style:font-size-asian="11pt" style:font-name-complex="Arial1" style:font-size-complex="11pt"/>
    </style:style>
    <style:style style:name="T3" style:family="text">
      <style:text-properties style:font-name="Arial" fo:font-size="11pt" style:font-size-asian="11pt" style:font-name-complex="Arial1" style:font-size-complex="11pt" style:font-weight-complex="bold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Arial" fo:font-size="11pt" style:font-size-asian="11pt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CTIVIDAD 1</text:p>
      <text:p text:style-name="P25">Enunciado</text:p>
      <text:p text:style-name="P3"><text:span text:style-name="T5">Realizar un programa que obtenga todas las direcciones IP asociadas con el dominio </text:span><text:a xlink:type="simple" xlink:href="http://www.spotify.com/" text:style-name="Internet_20_link" text:visited-style-name="Visited_20_Internet_20_Link"><text:span text:style-name="Internet_20_link"><text:span text:style-name="T2">www.spotify.com</text:span></text:span></text:a><text:span text:style-name="T5">, utilizando la clase Java InetAddress.</text:span></text:p>
      <text:p text:style-name="P7">El nombre de la clase principal será Actividad1.</text:p>
      <text:p text:style-name="P7">El resultado esperado será equivalente al siguiente, teniendo en cuenta que las direcciones IP pueden variar:</text:p>
      <text:p text:style-name="P4"/>
      <text:p text:style-name="P8">Direcciones asociadas a Spotify:</text:p>
      <text:p text:style-name="P15"/>
      <text:p text:style-name="P8">www.spotify.com/194.132.198.118</text:p>
      <text:p text:style-name="P8">www.spotify.com/194.132.198.149</text:p>
      <text:p text:style-name="P14"><text:a xlink:type="simple" xlink:href="http://www.spotify.com/194.132.197.198" text:style-name="Standard" text:visited-style-name="Standard"><text:span text:style-name="T4">www.spotify.com/194.132.197.198</text:span></text:a></text:p>
      <text:p text:style-name="P8"/>
      <text:p text:style-name="P8"/>
      <text:p text:style-name="P10">Solución</text:p>
      <text:p text:style-name="P5">// Actividad1.java</text:p>
      <text:p text:style-name="P10"/>
      <text:p text:style-name="P10">import java.net.InetAddress;</text:p>
      <text:p text:style-name="P10">import java.net.UnknownHostException;</text:p>
      <text:p text:style-name="P10"/>
      <text:p text:style-name="P10">public class Actividad1 {</text:p>
      <text:p text:style-name="P10"/>
      <text:p text:style-name="P10"><text:tab/>public static void main(String[] args) {</text:p>
      <text:p text:style-name="P10"><text:tab/><text:tab/>InetAddress address[];</text:p>
      <text:p text:style-name="P10"><text:tab/><text:tab/>try {</text:p>
      <text:p text:style-name="P10"><text:tab/><text:tab/><text:tab/>address = InetAddress.getAllByName("www.spotify.com");</text:p>
      <text:p text:style-name="P10"><text:tab/><text:tab/><text:tab/>System.out.println("Direcciones asociadas a Spotify:");</text:p>
      <text:p text:style-name="P10"/>
      <text:p text:style-name="P10"><text:tab/><text:tab/><text:tab/>for (int i = 0; i &lt; address.length; i++) {</text:p>
      <text:p text:style-name="P10"><text:tab/><text:tab/><text:tab/><text:tab/>System.out.println(address[i]);</text:p>
      <text:p text:style-name="P10"><text:tab/><text:tab/><text:tab/>}</text:p>
      <text:p text:style-name="P10"><text:tab/><text:tab/><text:tab/></text:p>
      <text:p text:style-name="P10"><text:tab/><text:tab/>} catch (UnknownHostException e) {</text:p>
      <text:p text:style-name="P10"><text:tab/><text:tab/><text:tab/>System.out.println(e.getMessage());</text:p>
      <text:p text:style-name="P10"><text:tab/><text:tab/>}</text:p>
      <text:p text:style-name="P10"><text:tab/>}</text:p>
      <text:p text:style-name="P10">}</text:p>
      <text:p text:style-name="P16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</text:p>
      <text:p text:style-name="P9">Resolución de problemas</text:p>
      <text:p text:style-name="P10"/>
      <text:p text:style-name="P13"/>
      <text:p text:style-name="P24">ACTIVIDAD 2</text:p>
      <text:p text:style-name="P25">Enunciado</text:p>
      <text:p text:style-name="P32">Realizar un programa que pase como parámetro una dirección y obtenga todas las direcciones asociadas a ese parámetro, utilizando la clase Java InetAddress.</text:p>
      <text:p text:style-name="P7">El nombre de la clase principal será Actividad2.</text:p>
      <text:p text:style-name="P7">El resultado esperado cuando se haya pasado como parámetro una dirección existente será equivalente al siguiente, teniendo en cuenta que las direcciones IP pueden variar:</text:p>
      <text:p text:style-name="P8">Las direcciones asociadas a web.gencat.cat son:</text:p>
      <text:p text:style-name="P15"/>
      <text:p text:style-name="P8">web.gencat.cat/84.53.132.41</text:p>
      <text:p text:style-name="P8">web.gencat.cat/84.53.132.18</text:p>
      <text:p text:style-name="P7"/>
      <text:p text:style-name="P7">El resultado esperado cuando no se haya pasado ningún parámetro es el siguiente:</text:p>
      <text:p text:style-name="P34">Se necesita una URL para obtener su dirección</text:p>
      <text:p text:style-name="P22">Solución</text:p>
      <text:p text:style-name="P5">// Actividad2.java</text:p>
      <text:p text:style-name="P5">import java.net.InetAddress;</text:p>
      <text:p text:style-name="P5">import java.net.UnknownHostException;</text:p>
      <text:p text:style-name="P5"/>
      <text:p text:style-name="P5">public class Actividad2 {</text:p>
      <text:p text:style-name="P5"/>
      <text:p text:style-name="P5"><text:tab/>public static void main(String[] args) {</text:p>
      <text:p text:style-name="P5"><text:s text:c="8"/>if (args.length == 0) {</text:p>
      <text:p text:style-name="P5"><text:s text:c="12"/>System.out.println("Se necesita proporcionar una URL como argumento.");</text:p>
      <text:p text:style-name="P5"><text:s text:c="12"/>return; // Exit the program if no arguments are provided.</text:p>
      <text:p text:style-name="P5"><text:s text:c="8"/>}</text:p>
      <text:p text:style-name="P5"/>
      <text:p text:style-name="P5"><text:s text:c="8"/>String direccion = args[0];</text:p>
      <text:p text:style-name="P5"><text:s text:c="8"/>InetAddress address[];</text:p>
      <text:p text:style-name="P5"><text:s text:c="8"/>try {</text:p>
      <text:p text:style-name="P5"><text:s text:c="12"/>address = InetAddress.getAllByName(direccion);</text:p>
      <text:p text:style-name="P6"><text:soft-page-break/><text:s text:c="12"/>System.out.println("Direcciones asociadas a " + direccion + " son:");</text:p>
      <text:p text:style-name="P5"/>
      <text:p text:style-name="P5"><text:s text:c="12"/>for (int i = 0; i &lt; address.length; i++) {</text:p>
      <text:p text:style-name="P5"><text:s text:c="16"/>System.out.println(address[i]);</text:p>
      <text:p text:style-name="P5"><text:s text:c="12"/>}</text:p>
      <text:p text:style-name="P5"/>
      <text:p text:style-name="P5"><text:s text:c="8"/>} catch (UnknownHostException e) {</text:p>
      <text:p text:style-name="P5"><text:s text:c="12"/>System.out.println("No se pudo obtener la dirección para la URL proporcionada.");</text:p>
      <text:p text:style-name="P5"><text:s text:c="8"/>}</text:p>
      <text:p text:style-name="P5"><text:s text:c="8"/></text:p>
      <text:p text:style-name="P5"/>
      <text:p text:style-name="P5"><text:s text:c="4"/>}</text:p>
      <text:p text:style-name="P5">}</text:p>
      <text:p text:style-name="P5"/>
      <text:p text:style-name="P5"/>
      <text:p text:style-name="P5"/>
      <text:p text:style-name="P9">Resolución de problemas</text:p>
      <text:p text:style-name="P9"/>
      <text:p text:style-name="P13"/>
      <text:p text:style-name="P24">ACTIVIDAD 3</text:p>
      <text:p text:style-name="P25">Enunciado</text:p>
      <text:p text:style-name="P7">Realiza un programa que reciba como parámetro un nombre de dominio y te devuelva su dirección IP. Si no se le pasa ningún parámetro válido, devolverá las direcciones IP locales.</text:p>
      <text:p text:style-name="P7">La clase Java a utilizar es InetAddress. El nombre de la clase principal será Actividad3.</text:p>
      <text:p text:style-name="P7">El resultado esperado cuando no se pase ningún parámetro, será equivalente al siguiente:</text:p>
      <text:p text:style-name="P18">Dirección IP:172.20.105.120</text:p>
      <text:p text:style-name="P18">Nombre:DM2-PROF</text:p>
      <text:p text:style-name="P18">DM2-PROF/172.20.105.120</text:p>
      <text:p text:style-name="P20">172.20.105.120.</text:p>
      <text:p text:style-name="P20">DM2-PROF/172.20.105.120</text:p>
      <text:p text:style-name="P20">DM2-PROF/192.168.56.1</text:p>
      <text:p text:style-name="P20">DM2-PROF/192.168.191.1</text:p>
      <text:p text:style-name="P20">DM2-PROF/192.168.150.1</text:p>
      <text:p text:style-name="P20">DM2-PROF/fe80:0:0:0:80f7:f52e:1842:bb04%9</text:p>
      <text:p text:style-name="P18">DM2-PROF/fe80:0:0:0:680c:9d5e:2450:df7f%5</text:p>
      <text:p text:style-name="P18">DM2-PROF/fe80:0:0:0:71f6:e794:453c:5895%12</text:p>
      <text:p text:style-name="P19">DM2-PROF/fe80:0:0:0:64cb:7ced:4f85:4e81%4</text:p>
      <text:p text:style-name="P7">El resultado esperado cuando se pase como parámetro una dirección existente será el siguiente:</text:p>
      <text:p text:style-name="P18">Dirección IP:204.93.177.191</text:p>
      <text:p text:style-name="P18">Nombre:www.ciudadjardin.com</text:p>
      <text:p text:style-name="P18">www.ciudadjardin.com/204.93.177.191</text:p>
      <text:p text:style-name="P18">204.93.177.191.</text:p>
      <text:p text:style-name="P19">www.ciudadjardin.com/204.93.177.191</text:p>
      <text:p text:style-name="P10">Solución</text:p>
      <text:p text:style-name="P5">// Actividad3.java</text:p>
      <text:p text:style-name="P15"/>
      <text:p text:style-name="P8">import java.net.InetAddress;</text:p>
      <text:p text:style-name="P8">import java.net.UnknownHostException;</text:p>
      <text:p text:style-name="P8"/>
      <text:p text:style-name="P8">public class Actividad3 {</text:p>
      <text:p text:style-name="P8"><text:tab/>public static void main(String[] args) {</text:p>
      <text:p text:style-name="P8"><text:tab/><text:tab/>String direccion = <text:s/>args[0];</text:p>
      <text:p text:style-name="P8"/>
      <text:p text:style-name="P8"><text:tab/><text:tab/>try {</text:p>
      <text:p text:style-name="P8"><text:tab/><text:tab/><text:tab/>InetAddress address[];</text:p>
      <text:p text:style-name="P8"><text:tab/><text:tab/><text:tab/>address = InetAddress.getAllByName(direccion);</text:p>
      <text:p text:style-name="P8"><text:tab/><text:tab/><text:tab/>System.out.println("Direcciones asociadas a " + direccion + " son:");</text:p>
      <text:p text:style-name="P8"/>
      <text:p text:style-name="P8"><text:tab/><text:tab/><text:tab/>for (int i = 0; i &lt; address.length; i++) {</text:p>
      <text:p text:style-name="P8"><text:tab/><text:tab/><text:tab/><text:tab/>System.out.println(address[i]);</text:p>
      <text:p text:style-name="P8"><text:tab/><text:tab/><text:tab/>}</text:p>
      <text:p text:style-name="P8"/>
      <text:p text:style-name="P8"><text:tab/><text:tab/>} catch (UnknownHostException e) {<text:tab/><text:tab/><text:tab/></text:p>
      <text:p text:style-name="P8"><text:tab/><text:tab/><text:tab/>try {</text:p>
      <text:p text:style-name="P8"><text:tab/><text:tab/><text:tab/><text:tab/>InetAddress local;</text:p>
      <text:p text:style-name="P8"><text:tab/><text:tab/><text:tab/><text:tab/>InetAddress localAddresses[];</text:p>
      <text:p text:style-name="P8"><text:soft-page-break/><text:tab/><text:tab/><text:tab/><text:tab/>local = InetAddress.getLocalHost();</text:p>
      <text:p text:style-name="P8"><text:tab/><text:tab/><text:tab/><text:tab/>localAddresses = InetAddress.getAllByName(local.getHostName());</text:p>
      <text:p text:style-name="P8"><text:tab/><text:tab/><text:tab/><text:tab/>System.out.println("Dirección IP: " + localAddresses[0].getHostAddress());</text:p>
      <text:p text:style-name="P8"><text:tab/><text:tab/><text:tab/><text:tab/>System.out.println("Nombre: " + localAddresses[0].getHostName());</text:p>
      <text:p text:style-name="P8"><text:tab/><text:tab/><text:tab/><text:tab/>for (int i = 0; i &lt; localAddresses.length; i++) {</text:p>
      <text:p text:style-name="P8"><text:tab/><text:tab/><text:tab/><text:tab/><text:tab/>System.out.println(localAddresses[i]);</text:p>
      <text:p text:style-name="P8"><text:tab/><text:tab/><text:tab/><text:tab/>}</text:p>
      <text:p text:style-name="P8"><text:tab/><text:tab/><text:tab/>} catch (UnknownHostException e1) {</text:p>
      <text:p text:style-name="P8"><text:tab/><text:tab/><text:tab/><text:tab/>// TODO Auto-generated catch block</text:p>
      <text:p text:style-name="P8"><text:tab/><text:tab/><text:tab/><text:tab/>e1.printStackTrace();</text:p>
      <text:p text:style-name="P8"><text:tab/><text:tab/><text:tab/>}</text:p>
      <text:p text:style-name="P8"><text:tab/><text:tab/>}</text:p>
      <text:p text:style-name="P8"><text:tab/>}</text:p>
      <text:p text:style-name="P8">}</text:p>
      <text:p text:style-name="P10"/>
      <text:p text:style-name="P10"/>
      <text:p text:style-name="P10"/>
      <text:p text:style-name="P10"/>
      <text:p text:style-name="P10"/>
      <text:p text:style-name="P9">Resolución de problemas</text:p>
      <text:p text:style-name="P12"/>
      <text:p text:style-name="P12"/>
      <text:p text:style-name="P12"/>
      <text:p text:style-name="P12"/>
      <text:p text:style-name="P12"/>
      <text:p text:style-name="P27">CRITERIOS DE CORRECCIÓN</text:p>
      <text:list xml:id="list1236569541" text:style-name="WWNum2">
        <text:list-item>
          <text:p text:style-name="P28">Nivel de ajuste a la nomenclatura de objetos definida en el enunciado de la actividad y nivel de ajuste al almacenamiento de la información requerida en las subcarpetas definidas para la actividad y unidad didáctica correspondientes (15%).</text:p>
        </text:list-item>
        <text:list-item>
          <text:p text:style-name="P29">Hacer lo que se indica en el enunciado (55%).</text:p>
        </text:list-item>
        <text:list-item>
          <text:p text:style-name="P29">Claridad del código Java (15%).</text:p>
        </text:list-item>
        <text:list-item>
          <text:p text:style-name="P29">Documentación del código Java (15%).</text:p>
        </text:list-item>
        <text:list-item>
          <text:p text:style-name="P35"><text:span text:style-name="T3">Explicación detallada de cómo se han resuelto problemas que hayan podido surgir en la realización de la actividad (hasta un 15% adicional sobre la nota obtenida). <text:line-break/>Dicha explicación se incluirá al principio de los archivos de código fuente Java mediante líneas de comentarios. <text:line-break/>La primera línea de comentarios sólo incluirá lo siguiente:</text:span><text:bookmark text:name="_GoBack"/><text:span text:style-name="T3"><text:line-break/> // Resolución de problemas.</text:span></text:p>
        </text:list-item>
        <text:list-item>
          <text:p text:style-name="P30">Variables no usadas (-15%).</text:p>
        </text:list-item>
        <text:list-item>
          <text:p text:style-name="P30">Librerías no usadas (-15%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5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6.002cm" style:type="right"/>
        </style:tab-stops>
      </style:paragraph-properties>
    </style:style>
    <style:style style:name="MP2" style:family="paragraph" style:parent-style-name="Footer">
      <loext:graphic-properties draw:fill="solid" draw:fill-color="#ffffff"/>
      <style:paragraph-properties fo:background-color="#ffffff">
        <style:tab-stops>
          <style:tab-stop style:position="16.002cm" style:type="right"/>
        </style:tab-stops>
      </style:paragraph-properties>
    </style:style>
    <style:style style:name="MT1" style:family="text">
      <style:text-properties fo:language="eu" fo:country="ES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D3 – PROGRAMACIÓN DE COMUNICACIONES EN RED<text:tab/></text:span>Módulo<text:span text:style-name="MT1">: PROS</text:span></text:p>
        <text:p text:style-name="Header"/>
      </style:header>
      <style:footer>
        <text:p text:style-name="MP2"><text:span text:style-name="MT1">Archivo: </text:span><text:span text:style-name="MT1"><text:file-name text:display="name-and-extension">3_ACTIVIDADES 1-3 (INETADDRESS)_V7.odt</text:file-name></text:span><text:span text:style-name="MT1"><text:tab/>Página </text:span><text:span text:style-name="MT1"><text:page-number text:select-page="current">7</text:page-number></text:span><text:span text:style-name="MT1"><text:s/>de 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tziar</meta:initial-creator>
    <meta:editing-cycles>5</meta:editing-cycles>
    <meta:creation-date>2023-10-26T19:17:00</meta:creation-date>
    <dc:date>2024-11-27T11:24:33.016845286</dc:date>
    <meta:editing-duration>PT53M5S</meta:editing-duration>
    <meta:generator>LibreOffice/7.3.7.2$Linux_X86_64 LibreOffice_project/30$Build-2</meta:generator>
    <meta:document-statistic meta:table-count="0" meta:image-count="0" meta:object-count="0" meta:page-count="7" meta:paragraph-count="130" meta:word-count="631" meta:character-count="5291" meta:non-whitespace-character-count="4503"/>
    <meta:user-defined meta:name="AppVersion">14.0000</meta:user-defined>
    <meta:user-defined meta:name="Company">HP</meta:user-defined>
    <meta:template xlink:type="simple" xlink:actuate="onRequest" xlink:title="Normal.dotm" xlink:href=""/>
  </office:meta>
</office:document-meta>
</file>